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Nimbus Roman No9 L" svg:font-family="'Nimbus Roman No9 L'" style:font-family-generic="roman" style:font-pitch="variable"/>
    <style:font-face style:name="Arimo" svg:font-family="Arimo" style:font-family-generic="swiss" style:font-pitch="variable"/>
    <style:font-face style:name="Unifont CSUR" svg:font-family="'Unifont CSU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none" fo:font-weight="bold" officeooo:rsid="001bbe22" officeooo:paragraph-rsid="001bbe22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bold" officeooo:rsid="001c3287" officeooo:paragraph-rsid="001c3287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bold" officeooo:rsid="001f6983" officeooo:paragraph-rsid="001f6983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3287" officeooo:paragraph-rsid="001c3c7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f6983" officeooo:paragraph-rsid="001f6983" style:font-size-asian="10.5pt" style:font-weight-asian="normal" style:font-size-complex="12pt" style:font-weight-complex="normal"/>
    </style:style>
    <style:style style:name="P6" style:family="paragraph" style:parent-style-name="Text_20_body">
      <style:text-properties officeooo:rsid="001f6983" officeooo:paragraph-rsid="001f6983"/>
    </style:style>
    <style:style style:name="P7" style:family="paragraph" style:parent-style-name="Text_20_body">
      <style:text-properties officeooo:rsid="001f6983" officeooo:paragraph-rsid="00207bb1"/>
    </style:style>
    <style:style style:name="P8" style:family="paragraph" style:parent-style-name="Text_20_body">
      <style:text-properties fo:font-weight="bold" officeooo:rsid="001f6983" officeooo:paragraph-rsid="001f6983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weight="bold" officeooo:rsid="002ddfe7" officeooo:paragraph-rsid="002ddfe7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weight="bold" officeooo:rsid="00308158" officeooo:paragraph-rsid="00308158" style:font-weight-asian="bold" style:font-weight-complex="bold"/>
    </style:style>
    <style:style style:name="P11" style:family="paragraph" style:parent-style-name="Text_20_body">
      <style:paragraph-properties fo:text-align="start" style:justify-single-word="false"/>
      <style:text-properties fo:font-weight="bold" officeooo:rsid="0034b19d" officeooo:paragraph-rsid="0034b19d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weight="bold" officeooo:rsid="003bd37b" officeooo:paragraph-rsid="003bd37b" style:font-weight-asian="bold" style:font-weight-complex="bold"/>
    </style:style>
    <style:style style:name="P13" style:family="paragraph" style:parent-style-name="Text_20_body">
      <style:text-properties fo:font-weight="bold" officeooo:rsid="0042634f" officeooo:paragraph-rsid="004981d1" style:font-weight-asian="bold" style:font-weight-complex="bold"/>
    </style:style>
    <style:style style:name="P14" style:family="paragraph" style:parent-style-name="Text_20_body">
      <style:text-properties fo:font-weight="bold" officeooo:rsid="004cf4ee" officeooo:paragraph-rsid="004cf4ee" style:font-weight-asian="bold" style:font-weight-complex="bold"/>
    </style:style>
    <style:style style:name="P15" style:family="paragraph" style:parent-style-name="Text_20_body">
      <style:text-properties fo:font-weight="bold" officeooo:rsid="004db62c" officeooo:paragraph-rsid="004db62c" style:font-weight-asian="bold" style:font-weight-complex="bold"/>
    </style:style>
    <style:style style:name="P16" style:family="paragraph" style:parent-style-name="Text_20_body">
      <style:text-properties fo:font-weight="bold" officeooo:rsid="004df4ae" officeooo:paragraph-rsid="004df4ae" style:font-weight-asian="bold" style:font-weight-complex="bold"/>
    </style:style>
    <style:style style:name="P17" style:family="paragraph" style:parent-style-name="Text_20_body">
      <style:text-properties fo:font-weight="bold" officeooo:rsid="0050edda" officeooo:paragraph-rsid="0050edda" style:font-weight-asian="bold" style:font-weight-complex="bold"/>
    </style:style>
    <style:style style:name="P18" style:family="paragraph" style:parent-style-name="Text_20_body">
      <style:text-properties fo:font-weight="bold" officeooo:rsid="0052171b" officeooo:paragraph-rsid="0052171b" style:font-weight-asian="bold" style:font-weight-complex="bold"/>
    </style:style>
    <style:style style:name="P19" style:family="paragraph" style:parent-style-name="Text_20_body">
      <style:text-properties fo:font-weight="bold" officeooo:rsid="0052e79c" officeooo:paragraph-rsid="0052e79c" style:font-weight-asian="bold" style:font-weight-complex="bold"/>
    </style:style>
    <style:style style:name="P20" style:family="paragraph" style:parent-style-name="Text_20_body">
      <style:text-properties officeooo:rsid="00239539" officeooo:paragraph-rsid="00239539"/>
    </style:style>
    <style:style style:name="P21" style:family="paragraph" style:parent-style-name="Text_20_body">
      <style:paragraph-properties fo:text-align="start" style:justify-single-word="false"/>
      <style:text-properties fo:font-weight="normal" officeooo:rsid="00239539" officeooo:paragraph-rsid="00239539" style:font-weight-asian="normal" style:font-weight-complex="normal"/>
    </style:style>
    <style:style style:name="P22" style:family="paragraph" style:parent-style-name="Text_20_body">
      <style:paragraph-properties fo:text-align="start" style:justify-single-word="false"/>
      <style:text-properties fo:font-weight="normal" officeooo:rsid="00254440" officeooo:paragraph-rsid="00254440" style:font-weight-asian="normal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font-weight="normal" officeooo:rsid="002a37af" officeooo:paragraph-rsid="002a37af" style:font-weight-asian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font-weight="normal" officeooo:rsid="002ddfe7" officeooo:paragraph-rsid="002ddfe7" style:font-weight-asian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font-weight="normal" officeooo:rsid="00308158" officeooo:paragraph-rsid="00308158" style:font-weight-asian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weight="normal" officeooo:rsid="003250c7" officeooo:paragraph-rsid="003250c7" style:font-weight-asian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font-weight="normal" officeooo:rsid="0034b19d" officeooo:paragraph-rsid="0034b19d" style:font-weight-asian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weight="normal" officeooo:rsid="0034e210" officeooo:paragraph-rsid="0034e210" style:font-weight-asian="normal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font-weight="normal" officeooo:rsid="00389a48" officeooo:paragraph-rsid="00389a48" style:font-weight-asian="normal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font-weight="normal" officeooo:rsid="003bd37b" officeooo:paragraph-rsid="003bd37b" style:font-weight-asian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font-weight="normal" officeooo:rsid="003e7a38" officeooo:paragraph-rsid="003e7a38" style:font-weight-asian="normal" style:font-weight-complex="normal"/>
    </style:style>
    <style:style style:name="P32" style:family="paragraph" style:parent-style-name="Text_20_body">
      <style:text-properties fo:font-weight="normal" officeooo:rsid="0042634f" officeooo:paragraph-rsid="004981d1" style:font-weight-asian="normal" style:font-weight-complex="normal"/>
    </style:style>
    <style:style style:name="P33" style:family="paragraph" style:parent-style-name="Text_20_body">
      <style:text-properties fo:font-weight="normal" officeooo:rsid="0052171b" officeooo:paragraph-rsid="0052171b" style:font-weight-asian="normal" style:font-weight-complex="normal"/>
    </style:style>
    <style:style style:name="P34" style:family="paragraph" style:parent-style-name="Text_20_body">
      <style:text-properties fo:font-weight="normal" officeooo:rsid="0054544b" officeooo:paragraph-rsid="0054544b" style:font-weight-asian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text-underline-style="none" fo:font-weight="normal" officeooo:rsid="00287972" officeooo:paragraph-rsid="00287972" style:font-weight-asian="normal" style:font-weight-complex="normal"/>
    </style:style>
    <style:style style:name="P36" style:family="paragraph" style:parent-style-name="Text_20_body">
      <style:text-properties officeooo:paragraph-rsid="0042634f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c3287" officeooo:paragraph-rsid="001c3c76" style:font-size-asian="10.5pt" style:font-weight-asian="normal" style:font-size-complex="12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c3c76" officeooo:paragraph-rsid="001c3c76" style:font-size-asian="10.5pt" style:font-weight-asian="normal" style:font-size-complex="12pt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df62d" officeooo:paragraph-rsid="001c3c76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6cc69" officeooo:paragraph-rsid="0056cc69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7e101" officeooo:paragraph-rsid="0057e101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847ee" officeooo:paragraph-rsid="005847ee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56cc69" officeooo:paragraph-rsid="0056cc69" style:font-size-asian="10.5pt" style:font-weight-asian="bold" style:font-size-complex="12pt" style:font-weight-complex="bold"/>
    </style:style>
    <style:style style:name="P44" style:family="paragraph" style:parent-style-name="Text_20_body">
      <style:text-properties style:text-underline-style="solid" style:text-underline-width="auto" style:text-underline-color="font-color" fo:font-weight="bold" officeooo:rsid="00239539" officeooo:paragraph-rsid="001f6983" style:font-weight-asian="bold" style:font-weight-complex="bold"/>
    </style:style>
    <style:style style:name="P45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26c3f6" officeooo:paragraph-rsid="00254440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36d9f" style:font-weight-asian="normal" style:font-weight-complex="normal"/>
    </style:style>
    <style:style style:name="T3" style:family="text">
      <style:text-properties fo:font-weight="normal" officeooo:rsid="0042634f" style:font-weight-asian="normal" style:font-weight-complex="normal"/>
    </style:style>
    <style:style style:name="T4" style:family="text">
      <style:text-properties fo:font-weight="normal" officeooo:rsid="0044977d" style:font-weight-asian="normal" style:font-weight-complex="normal"/>
    </style:style>
    <style:style style:name="T5" style:family="text">
      <style:text-properties fo:font-weight="normal" officeooo:rsid="004b58fa" style:font-weight-asian="normal" style:font-weight-complex="normal"/>
    </style:style>
    <style:style style:name="T6" style:family="text">
      <style:text-properties fo:font-weight="normal" officeooo:rsid="004f0c3d" style:font-weight-asian="normal" style:font-weight-complex="normal"/>
    </style:style>
    <style:style style:name="T7" style:family="text">
      <style:text-properties officeooo:rsid="001c3c76"/>
    </style:style>
    <style:style style:name="T8" style:family="text">
      <style:text-properties officeooo:rsid="001df62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07bb1" style:font-weight-asian="bold" style:font-weight-complex="bold"/>
    </style:style>
    <style:style style:name="T11" style:family="text">
      <style:text-properties fo:font-weight="bold" officeooo:rsid="0020fa34" style:font-weight-asian="bold" style:font-weight-complex="bold"/>
    </style:style>
    <style:style style:name="T12" style:family="text">
      <style:text-properties fo:font-weight="bold" officeooo:rsid="0026c3f6" style:font-weight-asian="bold" style:font-weight-complex="bold"/>
    </style:style>
    <style:style style:name="T13" style:family="text">
      <style:text-properties fo:font-weight="bold" officeooo:rsid="002b7138" style:font-weight-asian="bold" style:font-weight-complex="bold"/>
    </style:style>
    <style:style style:name="T14" style:family="text">
      <style:text-properties fo:font-weight="bold" officeooo:rsid="004981d1" style:font-weight-asian="bold" style:font-weight-complex="bold"/>
    </style:style>
    <style:style style:name="T15" style:family="text">
      <style:text-properties fo:font-weight="bold" officeooo:rsid="0042634f" style:font-weight-asian="bold" style:font-weight-complex="bold"/>
    </style:style>
    <style:style style:name="T16" style:family="text">
      <style:text-properties officeooo:rsid="0020fa34"/>
    </style:style>
    <style:style style:name="T17" style:family="text">
      <style:text-properties style:text-underline-style="solid" style:text-underline-width="auto" style:text-underline-color="font-color" fo:font-weight="bold" officeooo:rsid="0020fa34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0239539" style:font-weight-asian="bold" style:font-weight-complex="bold"/>
    </style:style>
    <style:style style:name="T19" style:family="text">
      <style:text-properties officeooo:rsid="002b7138"/>
    </style:style>
    <style:style style:name="T20" style:family="text">
      <style:text-properties officeooo:rsid="002d3d1c"/>
    </style:style>
    <style:style style:name="T21" style:family="text">
      <style:text-properties officeooo:rsid="002e89ef"/>
    </style:style>
    <style:style style:name="T22" style:family="text">
      <style:text-properties officeooo:rsid="003250c7"/>
    </style:style>
    <style:style style:name="T23" style:family="text">
      <style:text-properties officeooo:rsid="0032ac4c"/>
    </style:style>
    <style:style style:name="T24" style:family="text">
      <style:text-properties officeooo:rsid="0036c601"/>
    </style:style>
    <style:style style:name="T25" style:family="text">
      <style:text-properties officeooo:rsid="00385f3a"/>
    </style:style>
    <style:style style:name="T26" style:family="text">
      <style:text-properties officeooo:rsid="003b8179"/>
    </style:style>
    <style:style style:name="T27" style:family="text">
      <style:text-properties officeooo:rsid="0040f933"/>
    </style:style>
    <style:style style:name="T28" style:family="text">
      <style:text-properties officeooo:rsid="0042634f"/>
    </style:style>
    <style:style style:name="T29" style:family="text">
      <style:text-properties officeooo:rsid="004981d1"/>
    </style:style>
    <style:style style:name="T30" style:family="text">
      <style:text-properties officeooo:rsid="004b58fa"/>
    </style:style>
    <style:style style:name="T31" style:family="text">
      <style:text-properties officeooo:rsid="004f0294"/>
    </style:style>
    <style:style style:name="T32" style:family="text">
      <style:text-properties officeooo:rsid="004f0c3d"/>
    </style:style>
    <style:style style:name="T33" style:family="text">
      <style:text-properties officeooo:rsid="0057e101"/>
    </style:style>
    <style:style style:name="T34" style:family="text">
      <style:text-properties officeooo:rsid="005847ee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fe Web App – For my <text:s/>Miniproject <text:s/>CS P61</text:p>
      <text:p text:style-name="P2">Objectives:</text:p>
      <text:list xml:id="list2349404039881810872" text:style-name="L1">
        <text:list-item>
          <text:p text:style-name="P37">This application need not be useful in <text:span text:style-name="T7">real time</text:span> (<text:span text:style-name="T7">i</text:span>.e) useful to someone.</text:p>
        </text:list-item>
        <text:list-item>
          <text:p text:style-name="P38">The primary purpose of the development of is to clear the arrears in <text:span text:style-name="T8">Mini project</text:span> CSP61.</text:p>
        </text:list-item>
        <text:list-item>
          <text:p text:style-name="P39">The secondary objective is to <text:s/>give me the experience of developing a Information System and Web Application Development Stack.</text:p>
        </text:list-item>
      </text:list>
      <text:p text:style-name="P5"/>
      <text:p text:style-name="P3">Description :- </text:p>
      <text:p text:style-name="P6"><text:tab/>Life web app is a portal for the lovers of covey's of game of life, to compute(play) LIFE in their browser, to share their work to others or displays previous well known works.</text:p>
      <text:p text:style-name="P6"><text:tab/><text:span text:style-name="T18">Home</text:span><text:span text:style-name="T17">Page</text:span><text:span text:style-name="T11">:</text:span><text:span text:style-name="T16"> </text:span>The main website allows user to do </text:p>
      <text:p text:style-name="P6">1)<text:span text:style-name="T9">UserPage:</text:span> Login using existing account or register new account. </text:p>
      <text:p text:style-name="P7">2)<text:span text:style-name="T10">D</text:span><text:span text:style-name="T9">emoPage: </text:span>Demo where they create their own life or view previous well known works. <text:s/>- </text:p>
      <text:p text:style-name="P6">3)<text:span text:style-name="T10">AboutPage: </text:span><text:span text:style-name="T2">I</text:span>t should link to about page – describing the project.</text:p>
      <text:p text:style-name="P44">UserPage:</text:p>
      <text:p text:style-name="P20">1. Asks user name and password if <text:s/>they are correct, redirect to the <text:span text:style-name="T9">MainApp.</text:span></text:p>
      <text:p text:style-name="P21">2. exists : Link to the <text:span text:style-name="T12">Re</text:span><text:span text:style-name="T9">gistration page</text:span>.</text:p>
      <text:p text:style-name="P22">3. exists : Link to the <text:span text:style-name="T12">H</text:span><text:span text:style-name="T9">ome</text:span><text:span text:style-name="T12">P</text:span><text:span text:style-name="T9">age</text:span>.</text:p>
      <text:p text:style-name="P45">RegistrationPage:</text:p>
      <text:p text:style-name="P35">The following details are obtained from <text:s/>user</text:p>
      <text:p text:style-name="P35">1.Name of the user</text:p>
      <text:p text:style-name="P35">2. Handle to be used ( Unique)</text:p>
      <text:p text:style-name="P35">3. Email address ( Unique)</text:p>
      <text:p text:style-name="P35">4. Password (Min 6 char password)</text:p>
      <text:p text:style-name="P23">A verification mail is send to the user's mail id, with a link to activating page<text:span text:style-name="T19">( May be </text:span><text:span text:style-name="T13">MainApp</text:span><text:span text:style-name="T19">)</text:span>, which has a encrypted hash value.</text:p>
      <text:p text:style-name="P10">MainApp:</text:p>
      <text:p text:style-name="P25">It has the following menu items, </text:p>
      <text:p text:style-name="P25">1. New : It allows user to create a new life.</text:p>
      <text:p text:style-name="P25">2. Edit : It allows user select and edit previously created life.</text:p>
      <text:p text:style-name="P25"><text:soft-page-break/>3. Gallery : <text:span text:style-name="T22">It displays gallery of his earlier works or works from other users.</text:span></text:p>
      <text:p text:style-name="P26">So the MainApp has to use <text:span text:style-name="T23">two screens LifeEditor, LifePlayer and <text:s/>LifeGallery objects.</text:span></text:p>
      <text:p text:style-name="P11">LifePlayer:</text:p>
      <text:p text:style-name="P27">LifePlayer reads the the cell world in the JSON format, it renders the sequence to browser computed using a predefined algorithm.</text:p>
      <text:p text:style-name="P27">It should allow the user to select the speed of computation. </text:p>
      <text:p text:style-name="P27">The player automatically re sizes itself to fit the current window of cell world.</text:p>
      <text:p text:style-name="P28">Reset to initial state.</text:p>
      <text:p text:style-name="P11">LifeEditor</text:p>
      <text:p text:style-name="P28">LifeEditor similar to and uses <text:s/>the LifePlayer object, it allows to make a cell alive or delete one from the grid.</text:p>
      <text:p text:style-name="P28">Save the current <text:span text:style-name="T24">world</text:span> to <text:span text:style-name="T25">the Server.</text:span></text:p>
      <text:p text:style-name="P29">Select the time frame which has to used as the <text:span text:style-name="T26">thumbnail for LifeGallery.</text:span></text:p>
      <text:p text:style-name="P12">LifeGallery</text:p>
      <text:p text:style-name="P30">It displays the lifes created by the users with </text:p>
      <text:p text:style-name="P30">1. life name</text:p>
      <text:p text:style-name="P30">2.author name</text:p>
      <text:p text:style-name="P30">3.thumbnail image.</text:p>
      <text:p text:style-name="P31">4.Number of likes.</text:p>
      <text:p text:style-name="P31">5.links to the LifePlayer, <text:span text:style-name="T27">if it is from other player you could like it.</text:span></text:p>
      <text:p text:style-name="P9">DemoPage:</text:p>
      <text:p text:style-name="P24">It is same as <text:span text:style-name="T9">MainApp </text:span>page with some features disabled, <text:span text:style-name="T21">with user name as Guest.</text:span></text:p>
      <text:p text:style-name="P8"/>
      <text:p text:style-name="P8"><text:span text:style-name="T20">Technical</text:span>Specification:</text:p>
      <text:p text:style-name="P32"><text:span text:style-name="T9">1.Server side </text:span>: </text:p>
      <text:p text:style-name="P32"><text:tab/><text:span text:style-name="T14">Programming Lang : </text:span>Python.</text:p>
      <text:p text:style-name="P13"><text:tab/><text:span text:style-name="T29">Webframework : </text:span><text:span text:style-name="T5">Bottle.</text:span></text:p>
      <text:p text:style-name="P14"><text:span text:style-name="T30"><text:tab/></text:span>Database : <text:span text:style-name="T1">Sqlite.</text:span></text:p>
      <text:p text:style-name="P14"><text:soft-page-break/><text:tab/><text:span text:style-name="T32">Data represenation : </text:span><text:span text:style-name="T6">JSON</text:span></text:p>
      <text:p text:style-name="P36"/>
      <text:p text:style-name="P36"><text:span text:style-name="T15">2.Client side :</text:span><text:span text:style-name="T3"> </text:span><text:span text:style-name="T4">HTML, CSS, JavaScript</text:span><text:span text:style-name="T3"> </text:span></text:p>
      <text:p text:style-name="P15"><text:span text:style-name="T28">ocanvas – </text:span><text:span text:style-name="T1">javascript drawing library.</text:span></text:p>
      <text:p text:style-name="P16">J<text:span text:style-name="T31">Q</text:span>uery<text:span text:style-name="T1"> – for simplifing work.</text:span></text:p>
      <text:p text:style-name="P16"/>
      <text:p text:style-name="P17">Database Design</text:p>
      <text:p text:style-name="P18">Table lifes</text:p>
      <text:p text:style-name="P33">CREATE TABLE lifes (</text:p>
      <text:p text:style-name="P33"><text:s text:c="4"/>"author" TEXT NOT NULL,</text:p>
      <text:p text:style-name="P33"><text:s text:c="4"/>"world" BLOB,</text:p>
      <text:p text:style-name="P33"><text:s text:c="4"/>"thumb" TEXT,</text:p>
      <text:p text:style-name="P33"><text:s text:c="4"/>"id" TEXT NOT NULL</text:p>
      <text:p text:style-name="P33">, "likes_count" INTEGER)</text:p>
      <text:p text:style-name="P33"/>
      <text:p text:style-name="P19">Table users</text:p>
      <text:p text:style-name="P34">CREATE TABLE "users" (</text:p>
      <text:p text:style-name="P34"><text:s text:c="4"/>"handle" TEXT NOT NULL,</text:p>
      <text:p text:style-name="P34"><text:s text:c="4"/>"name" TEXT NOT NULL,</text:p>
      <text:p text:style-name="P34"><text:s text:c="4"/>"password" TEXT NOT NULL,</text:p>
      <text:p text:style-name="P34"><text:s text:c="4"/>"email" INTEGER NOT NULL</text:p>
      <text:p text:style-name="P34">)</text:p>
      <text:p text:style-name="P4"/>
      <text:p text:style-name="P43">WorkList</text:p>
      <text:p text:style-name="P43"/>
      <text:p text:style-name="P40">1. <text:span text:style-name="T33">User login stub server side code</text:span></text:p>
      <text:p text:style-name="P41">2. User registration server side code</text:p>
      <text:p text:style-name="P41">3. <text:span text:style-name="T34">Forgot password – resetting html form design</text:span></text:p>
      <text:p text:style-name="P42">4. Forgot password – serverside code</text:p>
      <text:p text:style-name="P42">5. Minimal text implementation simple life simulation</text:p>
      <text:p text:style-name="P42">6. Drawing a grid.</text:p>
      <text:p text:style-name="P42">7. implementing functions to update grids current state.</text:p>
      <text:p text:style-name="P4"/>
      <text:p text:style-name="P4"><text:soft-page-break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Nimbus Roman No9 L" svg:font-family="'Nimbus Roman No9 L'" style:font-family-generic="roman" style:font-pitch="variable"/>
    <style:font-face style:name="Arimo" svg:font-family="Arimo" style:font-family-generic="swiss" style:font-pitch="variable"/>
    <style:font-face style:name="Unifont CSUR" svg:font-family="'Unifont CSU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Unifont CSUR" style:font-size-asian="10.5pt" style:language-asian="zh" style:country-asian="CN" style:font-name-complex="Unifont CSU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Unifont CSUR" style:font-size-asian="10.5pt" style:language-asian="zh" style:country-asian="CN" style:font-name-complex="Unifont CSU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mo" fo:font-family="Arimo" style:font-family-generic="swiss" style:font-pitch="variable" fo:font-size="14pt" style:font-name-asian="Unifont CSUR" style:font-family-asian="'Unifont CSUR'" style:font-family-generic-asian="system" style:font-pitch-asian="variable" style:font-size-asian="14pt" style:font-name-complex="Unifont CSUR" style:font-family-complex="'Unifont CSU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4T18:29:46.828105517</meta:creation-date>
    <meta:generator>LibreOffice/4.2.8.2$Linux_X86_64 LibreOffice_project/420m0$Build-2</meta:generator>
    <dc:date>2015-01-24T19:25:02.402291566</dc:date>
    <meta:editing-duration>PT1H24M22S</meta:editing-duration>
    <meta:editing-cycles>59</meta:editing-cycles>
    <meta:document-statistic meta:table-count="0" meta:image-count="0" meta:object-count="0" meta:page-count="4" meta:paragraph-count="79" meta:word-count="546" meta:character-count="3228" meta:non-whitespace-character-count="2701"/>
  </office:meta>
</office:document-meta>
</file>